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7b677" officeooo:paragraph-rsid="0027b677"/>
    </style:style>
    <style:style style:name="P2" style:family="paragraph" style:parent-style-name="Header">
      <style:text-properties officeooo:rsid="0027b677" officeooo:paragraph-rsid="0027b677"/>
    </style:style>
    <style:style style:name="P3" style:family="paragraph" style:parent-style-name="Heading_20_1">
      <style:text-properties officeooo:rsid="002abca1" officeooo:paragraph-rsid="002abca1"/>
    </style:style>
    <style:style style:name="P4" style:family="paragraph" style:parent-style-name="Standard" style:list-style-name="L3">
      <style:text-properties officeooo:paragraph-rsid="00248667"/>
    </style:style>
    <style:style style:name="P5" style:family="paragraph" style:parent-style-name="Standard" style:list-style-name="L1">
      <style:text-properties officeooo:rsid="001e3f91" officeooo:paragraph-rsid="002b76d5"/>
    </style:style>
    <style:style style:name="P6" style:family="paragraph" style:parent-style-name="Text_20_body" style:list-style-name="L1">
      <style:text-properties officeooo:rsid="001e3f91" officeooo:paragraph-rsid="001e3f91"/>
    </style:style>
    <style:style style:name="P7" style:family="paragraph" style:parent-style-name="Text_20_body" style:list-style-name="L3">
      <style:text-properties fo:font-weight="bold" officeooo:rsid="0020d2b1" officeooo:paragraph-rsid="0020d2b1" style:font-weight-asian="bold" style:font-weight-complex="bold"/>
    </style:style>
    <style:style style:name="P8" style:family="paragraph" style:parent-style-name="Text_20_body" style:list-style-name="">
      <style:paragraph-properties fo:line-height="115%"/>
      <style:text-properties fo:font-weight="bold" officeooo:rsid="0020d2b1" officeooo:paragraph-rsid="0020d2b1" style:font-weight-asian="bold" style:font-weight-complex="bold"/>
    </style:style>
    <style:style style:name="P9" style:family="paragraph" style:parent-style-name="Text_20_body" style:list-style-name="L3">
      <style:text-properties fo:font-weight="normal" officeooo:rsid="0020d2b1" officeooo:paragraph-rsid="0020d2b1" style:font-weight-asian="normal" style:font-weight-complex="normal"/>
    </style:style>
    <style:style style:name="P10" style:family="paragraph" style:parent-style-name="Text_20_body" style:list-style-name="L3">
      <style:text-properties fo:font-weight="normal" officeooo:rsid="0022b64c" officeooo:paragraph-rsid="0022b64c" style:font-weight-asian="normal" style:font-weight-complex="normal"/>
    </style:style>
    <style:style style:name="P11" style:family="paragraph" style:parent-style-name="Text_20_body" style:list-style-name="L3">
      <style:text-properties fo:font-weight="normal" officeooo:rsid="00232627" officeooo:paragraph-rsid="00232627" style:font-weight-asian="normal" style:font-weight-complex="normal"/>
    </style:style>
    <style:style style:name="P12" style:family="paragraph" style:parent-style-name="Text_20_body" style:list-style-name="">
      <style:paragraph-properties fo:line-height="115%"/>
      <style:text-properties fo:font-weight="normal" officeooo:rsid="00232627" officeooo:paragraph-rsid="00232627" style:font-weight-asian="normal" style:font-weight-complex="normal"/>
    </style:style>
    <style:style style:name="P13" style:family="paragraph" style:parent-style-name="Text_20_body">
      <style:text-properties officeooo:rsid="002abca1" officeooo:paragraph-rsid="002abca1"/>
    </style:style>
    <style:style style:name="P14" style:family="paragraph" style:parent-style-name="Text_20_body" style:list-style-name="L4">
      <style:text-properties officeooo:rsid="002abca1" officeooo:paragraph-rsid="002abca1"/>
    </style:style>
    <style:style style:name="P15" style:family="paragraph" style:parent-style-name="Text_20_body" style:list-style-name="L3">
      <style:paragraph-properties fo:break-before="page"/>
      <style:text-properties fo:font-weight="bold" officeooo:rsid="0020d2b1" officeooo:paragraph-rsid="0020d2b1" style:font-weight-asian="bold" style:font-weight-complex="bold"/>
    </style:style>
    <style:style style:name="P16" style:family="paragraph" style:parent-style-name="Text_20_body" style:list-style-name="L3">
      <style:paragraph-properties fo:break-before="page"/>
      <style:text-properties fo:font-weight="normal" officeooo:rsid="00232627" officeooo:paragraph-rsid="00232627" style:font-weight-asian="normal" style:font-weight-complex="normal"/>
    </style:style>
    <style:style style:name="P17" style:family="paragraph" style:parent-style-name="Title">
      <style:paragraph-properties fo:margin-top="0.42cm" fo:margin-bottom="0.91cm" style:contextual-spacing="false"/>
      <style:text-properties officeooo:rsid="001e3f91" officeooo:paragraph-rsid="001e3f91"/>
    </style:style>
    <style:style style:name="T1" style:family="text">
      <style:text-properties fo:font-weight="bold" style:font-weight-asian="bold" style:font-weight-complex="bold"/>
    </style:style>
    <style:style style:name="T2" style:family="text">
      <style:text-properties fo:font-weight="bold" officeooo:rsid="00232627" style:font-weight-asian="bold" style:font-weight-complex="bold"/>
    </style:style>
    <style:style style:name="T3" style:family="text">
      <style:text-properties fo:font-weight="bold" officeooo:rsid="00248667" style:font-weight-asian="bold" style:font-weight-complex="bold"/>
    </style:style>
    <style:style style:name="T4" style:family="text">
      <style:text-properties fo:font-weight="bold" officeooo:rsid="001ede4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de48" style:font-weight-asian="normal" style:font-weight-complex="normal"/>
    </style:style>
    <style:style style:name="T7" style:family="text">
      <style:text-properties fo:font-weight="normal" officeooo:rsid="0020d2b1" style:font-weight-asian="normal" style:font-weight-complex="normal"/>
    </style:style>
    <style:style style:name="T8" style:family="text">
      <style:text-properties fo:font-weight="normal" officeooo:rsid="00232627" style:font-weight-asian="normal" style:font-weight-complex="normal"/>
    </style:style>
    <style:style style:name="T9" style:family="text">
      <style:text-properties fo:font-weight="normal" officeooo:rsid="0023687e" style:font-weight-asian="normal" style:font-weight-complex="normal"/>
    </style:style>
    <style:style style:name="T10" style:family="text">
      <style:text-properties fo:font-weight="normal" officeooo:rsid="00248667" style:font-weight-asian="normal" style:font-weight-complex="normal"/>
    </style:style>
    <style:style style:name="T11" style:family="text">
      <style:text-properties fo:font-weight="normal" officeooo:rsid="00291c16" style:font-weight-asian="normal" style:font-weight-complex="normal"/>
    </style:style>
    <style:style style:name="T12" style:family="text">
      <style:text-properties officeooo:rsid="001ede48"/>
    </style:style>
    <style:style style:name="T13" style:family="text">
      <style:text-properties officeooo:rsid="00232627"/>
    </style:style>
    <style:style style:name="T14" style:family="text">
      <style:text-properties officeooo:rsid="00248667"/>
    </style:style>
    <style:style style:name="T15" style:family="text">
      <style:text-properties officeooo:rsid="00284774"/>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e0156"/>
    </style:style>
    <style:style style:name="T18" style:family="text">
      <style:text-properties officeooo:rsid="002e01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puesta para el desarrollo de un sitio web</text:p>
      <text:list xml:id="list2073338411" text:style-name="L1">
        <text:list-header>
          <text:p text:style-name="P6"/>
        </text:list-header>
        <text:list-item>
          <text:p text:style-name="P6"><text:bookmark text:name="yui_3_17_2_1_1632317403846_60"/><text:bookmark text:name="docs-internal-guid-302bbae4-7fff-60d4-605b-d18119029fc5"/><text:bookmark text:name="yui_3_17_2_1_1632317403846_59"/><text:span text:style-name="Strong_20_Emphasis"><text:span text:style-name="T1">Piensa</text:span></text:span><text:span text:style-name="T1"> en una idea para el desarrollo de un sitio web.</text:span><text:line-break/>He estado pensando en un sitio web orientado en animar al usuario a practicar la lectura. El objetivo es adaptarse al tiempo libre del que disponga el usuario para proporcionarle una porción de lectura acorde al tiempo libre especificado por él.</text:p>
        </text:list-item>
        <text:list-item>
          <text:p text:style-name="P5"><text:bookmark text:name="yui_3_17_2_1_1632317403846_44"/><text:span text:style-name="Strong_20_Emphasis"><text:span text:style-name="T1">Investiga</text:span></text:span><text:span text:style-name="T1"> en internet sobre otras páginas relacionadas con la misma idea que has pensado de modo que puedas tomar algunas ideas de disñeo a modo de ejemplo.</text:span><text:line-break/><text:span text:style-name="T6">Por lo que he estado buscando, no he encontrado páginas relacionadas con ofrecer lecturas al usuario, pero si he encontrado distintos sitios que ofrecen la posibilidad de compartir tus propios relatos y novelas, los cuales después puedes publicar para que los demás usuarios los lean. Un ejemplo de ésto es </text:span><text:a xlink:type="simple" xlink:href="https://www.wattpad.com/" text:style-name="Internet_20_link" text:visited-style-name="Visited_20_Internet_20_Link"><text:span text:style-name="T6">Wattpad</text:span></text:a><text:span text:style-name="T6">. También he encontrado </text:span><text:span text:style-name="T11">sitios</text:span><text:span text:style-name="T6"> enfocados en ayudarte a decidir cuál será el próximo libro que te puede interesar. a través de los datos que ofreces a la web sobre los libros que has leído y tus gustos, </text:span><text:a xlink:type="simple" xlink:href="https://www.goodreads.com/" text:style-name="Internet_20_link" text:visited-style-name="Visited_20_Internet_20_Link"><text:span text:style-name="T7">Goodreads</text:span></text:a><text:span text:style-name="T7"> promete ofrecerte tu próxima gran experiencia en la lectura. También ofrece funciones sociales, como saber que están leyendo tus amigos o qué libros han leído</text:span><text:span text:style-name="T6">.</text:span></text:p>
        </text:list-item>
        <text:list-item>
          <text:p text:style-name="P5"><text:span text:style-name="T4">Toma el editor de texto que más te guste y empieza a </text:span><text:span text:style-name="Strong_20_Emphasis"><text:span text:style-name="T4">plasmar tus ideas</text:span></text:span><text:span text:style-name="T4"> incluyendo la siguiente información:</text:span></text:p>
        </text:list-item>
      </text:list>
      <text:list xml:id="list4253314762" text:style-name="L3">
        <text:list-item>
          <text:p text:style-name="P7">Nombre del sitio: «<text:span text:style-name="T5">Dabaliu».</text:span></text:p>
        </text:list-item>
        <text:list-item>
          <text:p text:style-name="P7">Descripción: «<text:span text:style-name="T5">Dabaliu» quiere ayudarte a aficionarte en la lectura, ofreciéndote fragmentos de texto acorde a tus gustos. Esta herramienta aprende de ti, para hacerte descubrir tu pasión por la lectura.</text:span></text:p>
        </text:list-item>
        <text:list-item>
          <text:p text:style-name="P7">Publico objetivo: <text:span text:style-name="T5">Todos los públicos.</text:span></text:p>
        </text:list-item>
        <text:list-item>
          <text:p text:style-name="P7">Número de páginas que compondría tu sitio:</text:p>
          <text:list>
            <text:list-item>
              <text:p text:style-name="P9">Página de inicio</text:p>
            </text:list-item>
            <text:list-item>
              <text:p text:style-name="P9">¿Quienes somos? (Sobre el proyecto, Objetivos).</text:p>
            </text:list-item>
            <text:list-item>
              <text:p text:style-name="P9">Aviso legal, Privacidad, etcétera.</text:p>
            </text:list-item>
            <text:list-item>
              <text:p text:style-name="P9">Autores – Colabora con nosotros</text:p>
            </text:list-item>
            <text:list-item>
              <text:p text:style-name="P9">Área privada (Perfil del usuario, Estadísticas del lector, historial de lectura, preferencias)</text:p>
            </text:list-item>
          </text:list>
        </text:list-item>
      </text:list>
      <text:p text:style-name="P8"/>
      <text:list xml:id="list194209696984942" text:continue-numbering="true" text:style-name="L3">
        <text:list-item>
          <text:p text:style-name="P15">Elementos (menús, secciones, ...) que aparecerán en cada página. Indícalo de forma textual, no es necesario hacer un prototipo visual.</text:p>
          <text:list>
            <text:list-item>
              <text:p text:style-name="P10">Elementos globales:</text:p>
              <text:list>
                <text:list-item>
                  <text:p text:style-name="P10">“Footer con enlaces a los distintos sitios de interés (Sobre el proyecto, aviso legal, autore<text:span text:style-name="T15">s </text:span>y colaboración)”</text:p>
                </text:list-item>
              </text:list>
            </text:list-item>
            <text:list-item>
              <text:p text:style-name="P10"><text:span text:style-name="T1">Página de inicio:</text:span> Será limpia y clara, con la intención de incentivar al usuario a comenzar a usar la web. Debería ser necesario registro del usuario. Probablemente se realice un tutorial inicial, que quizás se pudiera omitir, aunque tendrá herramientas que permitirán la personalización de la experiencia del usuario (Cuánto suele leer, que estilos/géneros le gusta, etc). <text:s/>Veo muy interesante una rápida prueba de velocidad lectora, para determinar que tamaño tendrán los textos que se le ofrezca al usuario, en cuestión al tiempo que solicita y el tiempo que toma en leer x palabras por minuto.</text:p>
            </text:list-item>
            <text:list-item>
              <text:p text:style-name="P10">El <text:span text:style-name="T1">área privada </text:span>del usuario contendrá de un vistazo un resumen de su relación con el sitio, como por ejemplo la cantidad de minutos que ha pasado leyendo, los libros que encuentra leyendo. A su vez, probablemente por pestañas o secciones, habrá apartados que, de forma más completa, ofrezcan detalles:</text:p>
              <text:list>
                <text:list-item>
                  <text:p text:style-name="P10">Información y descripción proporcionada por el usuario, con posibilidad de modifica<text:span text:style-name="T13">ción. Aquí me refiero a los datos personales</text:span></text:p>
                </text:list-item>
                <text:list-item>
                  <text:p text:style-name="P11">Gustos y destrezas del lector, donde podrá ver de un vistazos que estilos ha indicado que le gusta, y por los que el sistema le ofrecerá fragmentos de lecturas relacionados con los mismos. Aquí también podríamos ver detalles como la velocidad lectora estimada del lector, calculada a partir del tiempo que toma en leer dichos fragmentos. También podrá ver los libros de los que se han obtenido los fragmentos, algo que considero importante para que, si el lector desea, pueda continuar leyendo el mismo libro si lo desea, o tener a la vez varias lecturas disponible, así como eliminar libros que tiene pendientes en caso de no querer seguir leyéndolos.</text:p>
                </text:list-item>
              </text:list>
            </text:list-item>
            <text:list-item>
              <text:p text:style-name="P11">La sección de <text:span text:style-name="T1">autores y colaboración</text:span> probablemente sea un punto fuerte en todo este proyecto, ya que para hacer de esta plataforma un lugar interesante donde encontrar lecturas será necesario no sólo la labor de los desarrolladores que incluyan lecturas universales, y que dispongan la posibilidad de distribuirse libremente, es decir, que no estén sujetas a propiedades intelectuales que prohíban la distribución o reproducción de sus obras. Considero vital que autores independientes puedan ofrecer sus propias obras, como relatos y novelas para enriquecer la base de lecturas disponibles. Como atractivo, estos autores podrán darse a conocer a través de sus lecturas, haciendo interesante compartir sus escritos. No sabría decir ahora mismo con qué libertad se permitirá subir contenido, pero es algo a tener en cuenta.</text:p>
            </text:list-item>
          </text:list>
        </text:list-item>
      </text:list>
      <text:p text:style-name="P12"/>
      <text:list xml:id="list194210139357082" text:continue-numbering="true" text:style-name="L3">
        <text:list-item>
          <text:list>
            <text:list-item>
              <text:p text:style-name="P16">Para no dilatar demasiado estás descripciones, resumiré las secciones de <text:span text:style-name="T1">aviso legal </text:span><text:span text:style-name="T3">y </text:span><text:span text:style-name="T1">privacidad</text:span>, ya que no dispongo de conocimiento como para detallar qué debe ir exactamente escritos en estas secciones, aunque me hago una idea principal de que deben especificar correctamente como serán tratados los datos proporcionados por los usuarios y cómo los manejamos, así como herramientas de contacto para que éstos puedan ejercer sus derechos de modificación o borrados de los mismos.</text:p>
            </text:list-item>
          </text:list>
        </text:list-item>
        <text:list-item>
          <text:p text:style-name="P4"><text:bookmark text:name="yui_3_17_2_1_1632317403846_57"/><text:bookmark text:name="yui_3_17_2_1_1632317403846_56"/><text:span text:style-name="T2">Breve guía de estilos (tipografía, paleta de colores)</text:span><text:span text:style-name="T8"><text:line-break/></text:span><text:span text:style-name="T9">Usaré fuentes de licencias públicas o libres. Por el momento he observado dos: </text:span><text:a xlink:type="simple" xlink:href="https://fonts.google.com/share?selection.family=Open%20Sans" text:style-name="Internet_20_link" text:visited-style-name="Visited_20_Internet_20_Link"><text:span text:style-name="T9">Open Sans</text:span></text:a><text:span text:style-name="T9"> y </text:span><text:a xlink:type="simple" xlink:href="https://fonts.google.com/share?selection.family=Montserrat" text:style-name="Internet_20_link" text:visited-style-name="Visited_20_Internet_20_Link"><text:span text:style-name="T9">Montserrat</text:span></text:a><text:span text:style-name="T9">. Respecto a colores, seguramente me decante por colores suaves a la vista. Pensé en colores que recuerden a un libro. Colores como </text:span><text:span text:style-name="T10">blanco roto (</text:span><text:a xlink:type="simple" xlink:href="https://duckduckgo.com/?q=color+%23fefefe&amp;kp=1&amp;t=ffab&amp;ia=answer" text:style-name="Internet_20_link" text:visited-style-name="Visited_20_Internet_20_Link"><text:span text:style-name="T10">#fefefe</text:span></text:a><text:span text:style-name="T10">), burdeos (</text:span><text:a xlink:type="simple" xlink:href="https://duckduckgo.com/?q=%235b0101&amp;kp=1&amp;t=ffab&amp;ia=answer" text:style-name="Internet_20_link" text:visited-style-name="Visited_20_Internet_20_Link"><text:span text:style-name="T10">#5b0101</text:span></text:a><text:span text:style-name="T10">). Desde </text:span><text:a xlink:type="simple" xlink:href="https://duckduckgo.com/?q=%235b0101&amp;kp=1&amp;t=ffab&amp;ia=answer" text:style-name="Internet_20_link" text:visited-style-name="Visited_20_Internet_20_Link"><text:span text:style-name="T10">duckduckgo</text:span></text:a><text:span text:style-name="T10"> me recomienda complementarios como cerceta (</text:span><text:a xlink:type="simple" xlink:href="https://duckduckgo.com/?q=%23015C5C&amp;kp=1&amp;t=ffab&amp;ia=answer" text:style-name="Internet_20_link" text:visited-style-name="Visited_20_Internet_20_Link"><text:span text:style-name="T10">#015c5c</text:span></text:a><text:span text:style-name="T10">), así un análogo, como el siguiente tono de marrón (</text:span><text:a xlink:type="simple" xlink:href="https://duckduckgo.com/?q=color+%235C2E01&amp;kp=1&amp;t=ffab&amp;ia=answer" text:style-name="Internet_20_link" text:visited-style-name="Visited_20_Internet_20_Link"><text:span text:style-name="T10">#</text:span></text:a><text:a xlink:type="simple" xlink:href="https://duckduckgo.com/?q=color+%235C2E01&amp;kp=1&amp;t=ffab&amp;ia=answer" text:style-name="Internet_20_link" text:visited-style-name="Visited_20_Internet_20_Link">5</text:a><text:a xlink:type="simple" xlink:href="https://duckduckgo.com/?q=color+%235C2E01&amp;kp=1&amp;t=ffab&amp;ia=answer" text:style-name="Internet_20_link" text:visited-style-name="Visited_20_Internet_20_Link"><text:span text:style-name="T14">c</text:span></text:a><text:a xlink:type="simple" xlink:href="https://duckduckgo.com/?q=color+%235C2E01&amp;kp=1&amp;t=ffab&amp;ia=answer" text:style-name="Internet_20_link" text:visited-style-name="Visited_20_Internet_20_Link">2</text:a><text:a xlink:type="simple" xlink:href="https://duckduckgo.com/?q=color+%235C2E01&amp;kp=1&amp;t=ffab&amp;ia=answer" text:style-name="Internet_20_link" text:visited-style-name="Visited_20_Internet_20_Link"><text:span text:style-name="T14">e</text:span></text:a><text:a xlink:type="simple" xlink:href="https://duckduckgo.com/?q=color+%235C2E01&amp;kp=1&amp;t=ffab&amp;ia=answer" text:style-name="Internet_20_link" text:visited-style-name="Visited_20_Internet_20_Link">01</text:a><text:span text:style-name="T10">) o morado (</text:span><text:a xlink:type="simple" xlink:href="https://duckduckgo.com/?q=color+%235C012E&amp;kp=1&amp;t=ffab&amp;ia=answer" text:style-name="Internet_20_link" text:visited-style-name="Visited_20_Internet_20_Link"><text:span text:style-name="T10">#5c012e</text:span></text:a><text:span text:style-name="T10">).</text:span></text:p>
        </text:list-item>
      </text:list>
      <text:h text:style-name="P3" text:outline-level="1">Referencias:</text:h>
      <text:list xml:id="list2805316848" text:style-name="L4">
        <text:list-item>
          <text:p text:style-name="P14">Goodreads - <text:a xlink:type="simple" xlink:href="https://www.goodreads.com/" text:style-name="Internet_20_link" text:visited-style-name="Visited_20_Internet_20_Link">https://www.goodreads.com/</text:a></text:p>
        </text:list-item>
        <text:list-item>
          <text:p text:style-name="P14"><text:span text:style-name="T17">W</text:span><text:span text:style-name="T16">attpad</text:span> – <text:a xlink:type="simple" xlink:href="https://www.wattpad.com/" text:style-name="Internet_20_link" text:visited-style-name="Visited_20_Internet_20_Link">https://www.wattpad.com/</text:a></text:p>
        </text:list-item>
        <text:list-item>
          <text:p text:style-name="P14">Ten Websites To Help Students Connect With Books [Freevideolectures] - <text:a xlink:type="simple" xlink:href="https://freevideolectures.com/blog/ten-websites-to-help-students-connect-with-books/" text:style-name="Internet_20_link" text:visited-style-name="Visited_20_Internet_20_Link">https://freevideolectures.com/blog/ten-websites-to-help-students-connect-with-books/</text:a></text:p>
        </text:list-item>
        <text:list-item>
          <text:p text:style-name="P14">Google Fonts - <text:a xlink:type="simple" xlink:href="https://fonts.google.com/" text:style-name="Internet_20_link" text:visited-style-name="Visited_20_Internet_20_Link">https://fonts.google.com/</text:a></text:p>
        </text:list-item>
      </text:list>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7b677" officeooo:paragraph-rsid="0027b677"/>
    </style:style>
    <style:style style:name="MP2" style:family="paragraph" style:parent-style-name="Footer">
      <style:text-properties officeooo:rsid="0027b677" officeooo:paragraph-rsid="0027b6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Diseño de Interfaces Web<text:tab/><text:tab/>2ºDAW - I.E.S. Doñana</text:p>
      </style:header>
      <style:footer>
        <text:p text:style-name="MP2">Eduardo Martínez Romero<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15:30:47.770797671</meta:creation-date>
    <dc:date>2021-09-22T19:42:08.756166468</dc:date>
    <meta:editing-duration>PT2H43M2S</meta:editing-duration>
    <meta:editing-cycles>9</meta:editing-cycles>
    <meta:generator>LibreOffice/7.1.5.2$Linux_X86_64 LibreOffice_project/10$Build-2</meta:generator>
    <meta:document-statistic meta:table-count="0" meta:image-count="0" meta:object-count="0" meta:page-count="3" meta:paragraph-count="30" meta:word-count="939" meta:character-count="5927" meta:non-whitespace-character-count="5039"/>
  </office:meta>
</office:document-meta>
</file>